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97bcf" officeooo:paragraph-rsid="00197bcf"/>
    </style:style>
    <style:style style:name="P2" style:family="paragraph" style:parent-style-name="Standard">
      <style:text-properties officeooo:rsid="001cc08f" officeooo:paragraph-rsid="001cc08f"/>
    </style:style>
    <style:style style:name="P3" style:family="paragraph" style:parent-style-name="Standard">
      <style:text-properties officeooo:rsid="001d0249" officeooo:paragraph-rsid="001d0249"/>
    </style:style>
    <style:style style:name="P4" style:family="paragraph" style:parent-style-name="Standard">
      <style:text-properties officeooo:rsid="001e0aab" officeooo:paragraph-rsid="001e0aab"/>
    </style:style>
    <style:style style:name="P5" style:family="paragraph" style:parent-style-name="Standard">
      <style:text-properties officeooo:rsid="00212454" officeooo:paragraph-rsid="00212454"/>
    </style:style>
    <style:style style:name="P6" style:family="paragraph" style:parent-style-name="Standard">
      <style:text-properties officeooo:rsid="00215751" officeooo:paragraph-rsid="00215751"/>
    </style:style>
    <style:style style:name="P7" style:family="paragraph" style:parent-style-name="Standard">
      <style:text-properties officeooo:rsid="0021c32b" officeooo:paragraph-rsid="0021c32b"/>
    </style:style>
    <style:style style:name="P8" style:family="paragraph" style:parent-style-name="Standard">
      <style:text-properties officeooo:rsid="0022b20e" officeooo:paragraph-rsid="0022b20e"/>
    </style:style>
    <style:style style:name="P9" style:family="paragraph" style:parent-style-name="Standard">
      <style:text-properties officeooo:rsid="0022fdc0" officeooo:paragraph-rsid="0022fdc0"/>
    </style:style>
    <style:style style:name="P10" style:family="paragraph" style:parent-style-name="Standard">
      <style:text-properties officeooo:rsid="00264399" officeooo:paragraph-rsid="001d0249"/>
    </style:style>
    <style:style style:name="P11" style:family="paragraph" style:parent-style-name="Standard">
      <style:paragraph-properties fo:text-align="center" style:justify-single-word="false"/>
      <style:text-properties fo:font-size="14pt" fo:font-weight="bold" officeooo:rsid="0031915d" officeooo:paragraph-rsid="0031915d" style:font-size-asian="14pt" style:font-weight-asian="bold" style:font-size-complex="14pt" style:font-weight-complex="bold"/>
    </style:style>
    <style:style style:name="P12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264399" officeooo:paragraph-rsid="00264399"/>
    </style:style>
    <style:style style:name="P13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264399" officeooo:paragraph-rsid="002ba042"/>
    </style:style>
    <style:style style:name="P14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264399" officeooo:paragraph-rsid="002c99b3"/>
    </style:style>
    <style:style style:name="P15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264399" officeooo:paragraph-rsid="002e7e47"/>
    </style:style>
    <style:style style:name="P16" style:family="paragraph" style:parent-style-name="Standard">
      <style:paragraph-properties style:border-line-width-bottom="0.0047in 0.0047in 0.0047in" fo:padding="0.0291in" fo:border-left="none" fo:border-right="none" fo:border-top="none" fo:border-bottom="1.05pt double #000000" style:join-border="false"/>
      <style:text-properties officeooo:rsid="00264399" officeooo:paragraph-rsid="00301917"/>
    </style:style>
    <style:style style:name="T1" style:family="text">
      <style:text-properties officeooo:rsid="00306e7c"/>
    </style:style>
    <style:style style:name="T2" style:family="text">
      <style:text-properties officeooo:rsid="00394a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PP Labor 1 – <text:span text:style-name="T2">Ü3</text:span> – Patrick Wels (922434) und Philipp Meißner (922432)</text:p>
      <text:p text:style-name="P1"/>
      <text:p text:style-name="P1">Aufgabe 1)</text:p>
      <text:p text:style-name="P1"/>
      <text:p text:style-name="P1">#include &lt;stdlib.h&gt; // Includes random-functions</text:p>
      <text:p text:style-name="P1">#include &lt;time.h&gt; <text:s text:c="2"/>// Includes current time for srand-seed</text:p>
      <text:p text:style-name="P1">#include &lt;iostream&gt; // Input and outputs</text:p>
      <text:p text:style-name="P1">using namespace std;</text:p>
      <text:p text:style-name="P1"/>
      <text:p text:style-name="P1">int main () {</text:p>
      <text:p text:style-name="P1"><text:s text:c="2"/>srand(time(NULL));</text:p>
      <text:p text:style-name="P1"><text:s text:c="2"/>float sum, mw, mini, maxi, counter, curr_num;</text:p>
      <text:p text:style-name="P1"/>
      <text:p text:style-name="P1"><text:s text:c="2"/>// We need 5 runs</text:p>
      <text:p text:style-name="P1"><text:s text:c="2"/>for ( int i = 1; i &lt;= 5; i++ ) {</text:p>
      <text:p text:style-name="P1"/>
      <text:p text:style-name="P1"><text:s text:c="4"/>// Reset all variables per run.</text:p>
      <text:p text:style-name="P1"><text:s text:c="4"/>sum <text:s text:c="6"/>= 0;</text:p>
      <text:p text:style-name="P1"><text:s text:c="4"/>mw <text:s text:c="7"/>= 0;</text:p>
      <text:p text:style-name="P1"><text:s text:c="4"/>mini <text:s text:c="5"/>= 1;</text:p>
      <text:p text:style-name="P1"><text:s text:c="4"/>maxi <text:s text:c="5"/>= 0;</text:p>
      <text:p text:style-name="P1"><text:s text:c="4"/>counter <text:s text:c="2"/>= 0;</text:p>
      <text:p text:style-name="P1"/>
      <text:p text:style-name="P1"><text:s text:c="4"/>while ((curr_num = (static_cast&lt;float&gt; (rand())) / RAND_MAX) &lt;= 0.85) {</text:p>
      <text:p text:style-name="P1"/>
      <text:p text:style-name="P1"><text:s text:c="6"/>counter++;</text:p>
      <text:p text:style-name="P1"><text:s text:c="6"/>sum += curr_num;</text:p>
      <text:p text:style-name="P1"/>
      <text:p text:style-name="P1"><text:s text:c="6"/>// We have a new maximum</text:p>
      <text:p text:style-name="P1"><text:s text:c="6"/>if ( curr_num &gt; maxi) {</text:p>
      <text:p text:style-name="P1"><text:s text:c="8"/>maxi = curr_num;</text:p>
      <text:p text:style-name="P1"><text:s text:c="6"/>}</text:p>
      <text:p text:style-name="P1"/>
      <text:p text:style-name="P1"><text:s text:c="6"/>// We have a new minimum</text:p>
      <text:p text:style-name="P1"><text:s text:c="6"/>if ( curr_num &lt; mini ) {</text:p>
      <text:p text:style-name="P1"><text:s text:c="8"/>mini = curr_num;</text:p>
      <text:p text:style-name="P1"><text:s text:c="6"/>}</text:p>
      <text:p text:style-name="P1"/>
      <text:p text:style-name="P1"><text:s text:c="6"/>// Print our current number</text:p>
      <text:p text:style-name="P1"><text:s text:c="6"/>cout &lt;&lt; "[" &lt;&lt; i &lt;&lt; "] ";</text:p>
      <text:p text:style-name="P1"><text:s text:c="6"/>cout &lt;&lt; curr_num &lt;&lt; endl;</text:p>
      <text:p text:style-name="P1"/>
      <text:p text:style-name="P1"><text:s text:c="4"/>}</text:p>
      <text:p text:style-name="P1"><text:s text:c="4"/>// Make sure there is numbers to calculate something</text:p>
      <text:p text:style-name="P1"><text:s text:c="4"/>if (counter) {</text:p>
      <text:p text:style-name="P1"><text:s text:c="6"/>mw = sum / counter;</text:p>
      <text:p text:style-name="P1"><text:s text:c="6"/>cout &lt;&lt; "Zufallswerte insgesamt:\t" &lt;&lt; counter &lt;&lt; endl;</text:p>
      <text:p text:style-name="P1"><text:s text:c="6"/>cout &lt;&lt; "Minimum:\t\t" &lt;&lt; mini &lt;&lt; endl;</text:p>
      <text:p text:style-name="P1"><text:s text:c="6"/>cout &lt;&lt; "Maximum:\t\t" &lt;&lt; maxi &lt;&lt; endl;</text:p>
      <text:p text:style-name="P1"><text:s text:c="6"/>cout &lt;&lt; "Mittelwert:\t\t" &lt;&lt; mw &lt;&lt; endl &lt;&lt; endl;</text:p>
      <text:p text:style-name="P1"><text:s text:c="4"/>} else {</text:p>
      <text:p text:style-name="P1"><text:s text:c="6"/>cout &lt;&lt; "Die erste Zufallszahl war bereits groß genug, um die Schleife zu unterbrechen." &lt;&lt; <text:soft-page-break/>endl &lt;&lt; endl;</text:p>
      <text:p text:style-name="P1"/>
      <text:p text:style-name="P1"><text:s text:c="4"/>}</text:p>
      <text:p text:style-name="P1"><text:s/>}</text:p>
      <text:p text:style-name="P1"/>
      <text:p text:style-name="P1"><text:s text:c="2"/>return 0;</text:p>
      <text:p text:style-name="P1">}</text:p>
      <text:p text:style-name="P1"/>
      <text:p text:style-name="P1"/>
      <text:p text:style-name="P1">Ausgabe A1:</text:p>
      <text:p text:style-name="P1">[1] 0.553195</text:p>
      <text:p text:style-name="P1">[1] 0.255778</text:p>
      <text:p text:style-name="P1">[1] 0.251361</text:p>
      <text:p text:style-name="P1">[1] 0.0121495</text:p>
      <text:p text:style-name="P1">[1] 0.307854</text:p>
      <text:p text:style-name="P1">[1] 0.422661</text:p>
      <text:p text:style-name="P1">[1] 0.568959</text:p>
      <text:p text:style-name="P1">Zufallswerte insgesamt:<text:tab/>7</text:p>
      <text:p text:style-name="P1">Minimum:<text:tab/><text:tab/>0.0121495</text:p>
      <text:p text:style-name="P1">Maximum:<text:tab/><text:tab/>0.568959</text:p>
      <text:p text:style-name="P1">Mittelwert:<text:tab/><text:tab/>0.338851</text:p>
      <text:p text:style-name="P1"/>
      <text:p text:style-name="P1">[2] 0.523872</text:p>
      <text:p text:style-name="P1">[2] 0.518638</text:p>
      <text:p text:style-name="P1">[2] 0.827108</text:p>
      <text:p text:style-name="P1">[2] 0.774036</text:p>
      <text:p text:style-name="P1">[2] 0.578233</text:p>
      <text:p text:style-name="P1">[2] 0.287582</text:p>
      <text:p text:style-name="P1">[2] 0.372912</text:p>
      <text:p text:style-name="P1">[2] 0.797159</text:p>
      <text:p text:style-name="P1">[2] 0.447041</text:p>
      <text:p text:style-name="P1">[2] 0.159202</text:p>
      <text:p text:style-name="P1">[2] 0.158232</text:p>
      <text:p text:style-name="P1">[2] 0.81269</text:p>
      <text:p text:style-name="P1">Zufallswerte insgesamt:<text:tab/>12</text:p>
      <text:p text:style-name="P1">Minimum:<text:tab/><text:tab/>0.158232</text:p>
      <text:p text:style-name="P1">Maximum:<text:tab/><text:tab/>0.827108</text:p>
      <text:p text:style-name="P1">Mittelwert:<text:tab/><text:tab/>0.521392</text:p>
      <text:p text:style-name="P1"/>
      <text:p text:style-name="P1">[3] 0.175756</text:p>
      <text:p text:style-name="P1">[3] 0.773048</text:p>
      <text:p text:style-name="P1">[3] 0.0508516</text:p>
      <text:p text:style-name="P1">[3] 0.241166</text:p>
      <text:p text:style-name="P1">[3] 0.256338</text:p>
      <text:p text:style-name="P1">Zufallswerte insgesamt:<text:tab/>5</text:p>
      <text:p text:style-name="P1">Minimum:<text:tab/><text:tab/>0.0508516</text:p>
      <text:p text:style-name="P1">Maximum:<text:tab/><text:tab/>0.773048</text:p>
      <text:p text:style-name="P1">Mittelwert:<text:tab/><text:tab/>0.299432</text:p>
      <text:p text:style-name="P1"/>
      <text:p text:style-name="P1">Die erste Zufallszahl war bereits klein genug, um die Schleife zu unterbrechen.</text:p>
      <text:p text:style-name="P1"/>
      <text:p text:style-name="P1">[5] 0.11288</text:p>
      <text:p text:style-name="P1"><text:soft-page-break/>[5] 0.2238</text:p>
      <text:p text:style-name="P1">[5] 0.827959</text:p>
      <text:p text:style-name="P1">[5] 0.666075</text:p>
      <text:p text:style-name="P1">[5] 0.479578</text:p>
      <text:p text:style-name="P1">[5] 0.0793197</text:p>
      <text:p text:style-name="P1">[5] 0.678224</text:p>
      <text:p text:style-name="P1">[5] 0.787432</text:p>
      <text:p text:style-name="P1">[5] 0.501981</text:p>
      <text:p text:style-name="P1">[5] 0.247183</text:p>
      <text:p text:style-name="P1">[5] 0.73583</text:p>
      <text:p text:style-name="P1">[5] 0.0258527</text:p>
      <text:p text:style-name="P1">[5] 0.765821</text:p>
      <text:p text:style-name="P1">[5] 0.562938</text:p>
      <text:p text:style-name="P1">[5] 0.799889</text:p>
      <text:p text:style-name="P1">[5] 0.344054</text:p>
      <text:p text:style-name="P1">Zufallswerte insgesamt:<text:tab/>16</text:p>
      <text:p text:style-name="P1">Minimum:<text:tab/><text:tab/>0.0258527</text:p>
      <text:p text:style-name="P1">Maximum:<text:tab/><text:tab/>0.827959</text:p>
      <text:p text:style-name="P1">Mittelwert:<text:tab/><text:tab/>0.489926</text:p>
      <text:p text:style-name="P13"/>
      <text:p text:style-name="P1"/>
      <text:p text:style-name="P1">Aufgabe 2)</text:p>
      <text:p text:style-name="P1">#include &lt;iostream&gt; // In- and Output</text:p>
      <text:p text:style-name="P1">#include &lt;string&gt; <text:s text:c="2"/>// String for our structure</text:p>
      <text:p text:style-name="P1">using namespace std;</text:p>
      <text:p text:style-name="P1"/>
      <text:p text:style-name="P1">// Prototype declaration</text:p>
      <text:p text:style-name="P1">void showSizes();</text:p>
      <text:p text:style-name="P1"/>
      <text:p text:style-name="P1">// Students struct</text:p>
      <text:p text:style-name="P1">struct student {</text:p>
      <text:p text:style-name="P1"><text:s text:c="2"/>int id;</text:p>
      <text:p text:style-name="P1"><text:s text:c="2"/>string name, studiengang;</text:p>
      <text:p text:style-name="P1"><text:s text:c="2"/>float note;</text:p>
      <text:p text:style-name="P1"><text:s text:c="2"/>bool bestanden;</text:p>
      <text:p text:style-name="P1"/>
      <text:p text:style-name="P1"><text:s text:c="2"/>// Standardconstructor</text:p>
      <text:p text:style-name="P1"><text:s text:c="2"/>student(){};</text:p>
      <text:p text:style-name="P1"><text:s text:c="2"/>// Constructor</text:p>
      <text:p text:style-name="P1"><text:s text:c="2"/>student (int i, string na, string sg, float no, bool b) : id(i), name(na), studiengang(sg), note(no), bestanden(b) {}</text:p>
      <text:p text:style-name="P1"/>
      <text:p text:style-name="P1"><text:s text:c="2"/>// Print the students information</text:p>
      <text:p text:style-name="P1"><text:s text:c="2"/>void showStudent() {</text:p>
      <text:p text:style-name="P1"><text:s text:c="4"/>cout &lt;&lt; "ID:\t\t" <text:s text:c="7"/>&lt;&lt; id <text:s text:c="9"/>&lt;&lt; endl;</text:p>
      <text:p text:style-name="P1"><text:s text:c="4"/>cout &lt;&lt; "Name:\t\t" <text:s text:c="5"/>&lt;&lt; name <text:s text:c="7"/>&lt;&lt; endl;</text:p>
      <text:p text:style-name="P1"><text:s text:c="4"/>cout &lt;&lt; "Studiengang:\t" &lt;&lt; studiengang &lt;&lt; endl;</text:p>
      <text:p text:style-name="P1"><text:s text:c="4"/>cout &lt;&lt; "Note:\t\t" <text:s text:c="5"/>&lt;&lt; note <text:s text:c="7"/>&lt;&lt; endl;</text:p>
      <text:p text:style-name="P1"><text:s text:c="4"/>cout &lt;&lt; "Bestanden:\t" <text:s text:c="2"/>&lt;&lt; bestanden <text:s text:c="2"/>&lt;&lt; endl <text:s text:c="2"/>&lt;&lt; endl;</text:p>
      <text:p text:style-name="P1"><text:s text:c="2"/>}</text:p>
      <text:p text:style-name="P1">};</text:p>
      <text:p text:style-name="P1"/>
      <text:p text:style-name="P1"><text:soft-page-break/></text:p>
      <text:p text:style-name="P1">int main () {</text:p>
      <text:p text:style-name="P1"><text:s text:c="2"/>// Print information about datatypes</text:p>
      <text:p text:style-name="P1"><text:s text:c="2"/>showSizes();</text:p>
      <text:p text:style-name="P1"/>
      <text:p text:style-name="P1"><text:s text:c="2"/>// initialized students</text:p>
      <text:p text:style-name="P1"><text:s text:c="2"/>struct student studentarr[3] = {</text:p>
      <text:p text:style-name="P1"><text:s text:c="4"/>student(1, "Friedrich", "BWL", 2.0, true),</text:p>
      <text:p text:style-name="P1"><text:s text:c="4"/>student(2, "Christian", "VWL", 3.4, true),</text:p>
      <text:p text:style-name="P1"><text:s text:c="4"/>student(3, "Carina", "KoDe", 1.0, true)</text:p>
      <text:p text:style-name="P1"><text:s text:c="2"/>};</text:p>
      <text:p text:style-name="P1"><text:s text:c="2"/>// Print first three students from array</text:p>
      <text:p text:style-name="P1"><text:s text:c="2"/>for (int i = 0; i &lt; 3; i++) {</text:p>
      <text:p text:style-name="P1"><text:s text:c="4"/>studentarr[i].showStudent();</text:p>
      <text:p text:style-name="P1"><text:s text:c="2"/>}</text:p>
      <text:p text:style-name="P1"/>
      <text:p text:style-name="P1"><text:s text:c="2"/>// Manually created students</text:p>
      <text:p text:style-name="P1"><text:s text:c="2"/>//struct student peter(5, "Peter", "TMM", 2.3, true);</text:p>
      <text:p text:style-name="P1"><text:s text:c="2"/>struct student karl, peter;</text:p>
      <text:p text:style-name="P1"><text:s text:c="2"/>karl.id = 4;</text:p>
      <text:p text:style-name="P1"><text:s text:c="2"/>karl.name = "Karl";</text:p>
      <text:p text:style-name="P1"><text:s text:c="2"/>karl.studiengang = "INI";</text:p>
      <text:p text:style-name="P1"><text:s text:c="2"/>karl.note = 4.7;</text:p>
      <text:p text:style-name="P1"><text:s text:c="2"/>karl.bestanden = false;</text:p>
      <text:p text:style-name="P1"/>
      <text:p text:style-name="P1"><text:s text:c="2"/>peter.id = 5;</text:p>
      <text:p text:style-name="P1"><text:s text:c="2"/>peter.name = "Peter";</text:p>
      <text:p text:style-name="P1"><text:s text:c="2"/>peter.studiengang = "TMM";</text:p>
      <text:p text:style-name="P1"><text:s text:c="2"/>peter.note = 2.3;</text:p>
      <text:p text:style-name="P1"><text:s text:c="2"/>peter.bestanden = true;</text:p>
      <text:p text:style-name="P1"/>
      <text:p text:style-name="P1"/>
      <text:p text:style-name="P1"><text:s text:c="2"/>// Print information about students</text:p>
      <text:p text:style-name="P1"><text:s text:c="2"/>karl.showStudent();</text:p>
      <text:p text:style-name="P1"><text:s text:c="2"/>peter.showStudent();</text:p>
      <text:p text:style-name="P1"/>
      <text:p text:style-name="P1"><text:s text:c="2"/>return 0;</text:p>
      <text:p text:style-name="P1">}</text:p>
      <text:p text:style-name="P1"/>
      <text:p text:style-name="P1">// Print information about elementary datatypes</text:p>
      <text:p text:style-name="P1">void showSizes () {</text:p>
      <text:p text:style-name="P1"><text:s text:c="2"/>cout &lt;&lt; "INT:\t" <text:s text:c="3"/>&lt;&lt; sizeof(int) <text:s text:c="4"/>&lt;&lt; "Bytes" &lt;&lt; endl;</text:p>
      <text:p text:style-name="P1"><text:s text:c="2"/>cout &lt;&lt; "FLOAT:\t" <text:s/>&lt;&lt; sizeof(float) <text:s text:c="2"/>&lt;&lt; "Bytes" &lt;&lt; endl;</text:p>
      <text:p text:style-name="P1"><text:s text:c="2"/>cout &lt;&lt; "DOUBLE:\t" &lt;&lt; sizeof(double) <text:s/>&lt;&lt; "Bytes" &lt;&lt; endl;</text:p>
      <text:p text:style-name="P1"><text:s text:c="2"/>cout &lt;&lt; "CHAR:\t" <text:s text:c="2"/>&lt;&lt; sizeof(char) <text:s text:c="3"/>&lt;&lt; "Bytes" &lt;&lt; endl;</text:p>
      <text:p text:style-name="P1"><text:s text:c="2"/>cout &lt;&lt; "BOOL:\t" <text:s text:c="2"/>&lt;&lt; sizeof(bool) <text:s text:c="3"/>&lt;&lt; "Bytes" &lt;&lt; endl;</text:p>
      <text:p text:style-name="P1"><text:s text:c="2"/>cout &lt;&lt; "Student:" <text:s/>&lt;&lt; sizeof(student) &lt;&lt; "Bytes" &lt;&lt; endl <text:s text:c="2"/>&lt;&lt; endl;</text:p>
      <text:p text:style-name="P1">}</text:p>
      <text:p text:style-name="P1"/>
      <text:p text:style-name="P1"/>
      <text:p text:style-name="P1"/>
      <text:p text:style-name="P1"/>
      <text:p text:style-name="P1"><text:soft-page-break/>Ausgabe A2:</text:p>
      <text:p text:style-name="P1">INT:<text:tab/>4Bytes</text:p>
      <text:p text:style-name="P1">FLOAT:<text:tab/>4Bytes</text:p>
      <text:p text:style-name="P1">DOUBLE:<text:tab/>8Bytes</text:p>
      <text:p text:style-name="P1">CHAR:<text:tab/>1Bytes</text:p>
      <text:p text:style-name="P1">BOOL:<text:tab/>1Bytes</text:p>
      <text:p text:style-name="P1">Student:32Bytes</text:p>
      <text:p text:style-name="P1"/>
      <text:p text:style-name="P1">ID:<text:tab/><text:tab/>1</text:p>
      <text:p text:style-name="P1">Name:<text:tab/><text:tab/>Friedrich</text:p>
      <text:p text:style-name="P1">Studiengang:<text:tab/>BWL</text:p>
      <text:p text:style-name="P1">Note:<text:tab/><text:tab/>2</text:p>
      <text:p text:style-name="P1">Bestanden:<text:tab/>1</text:p>
      <text:p text:style-name="P1"/>
      <text:p text:style-name="P1">ID:<text:tab/><text:tab/>2</text:p>
      <text:p text:style-name="P1">Name:<text:tab/><text:tab/>Christian</text:p>
      <text:p text:style-name="P1">Studiengang:<text:tab/>VWL</text:p>
      <text:p text:style-name="P1">Note:<text:tab/><text:tab/>3.4</text:p>
      <text:p text:style-name="P1">Bestanden:<text:tab/>1</text:p>
      <text:p text:style-name="P1"/>
      <text:p text:style-name="P1">ID:<text:tab/><text:tab/>3</text:p>
      <text:p text:style-name="P1">Name:<text:tab/><text:tab/>Carina</text:p>
      <text:p text:style-name="P1">Studiengang:<text:tab/>KoDe</text:p>
      <text:p text:style-name="P1">Note:<text:tab/><text:tab/>1</text:p>
      <text:p text:style-name="P1">Bestanden:<text:tab/>1</text:p>
      <text:p text:style-name="P1"/>
      <text:p text:style-name="P1">ID:<text:tab/><text:tab/>4</text:p>
      <text:p text:style-name="P1">Name:<text:tab/><text:tab/>Karl</text:p>
      <text:p text:style-name="P1">Studiengang:<text:tab/>INI</text:p>
      <text:p text:style-name="P1">Note:<text:tab/><text:tab/>4.7</text:p>
      <text:p text:style-name="P1">Bestanden:<text:tab/>0</text:p>
      <text:p text:style-name="P1"/>
      <text:p text:style-name="P1">ID:<text:tab/><text:tab/>5</text:p>
      <text:p text:style-name="P1">Name:<text:tab/><text:tab/>Peter</text:p>
      <text:p text:style-name="P1">Studiengang:<text:tab/>TMM</text:p>
      <text:p text:style-name="P1">Note:<text:tab/><text:tab/>2.3</text:p>
      <text:p text:style-name="P1">Bestanden:<text:tab/>1</text:p>
      <text:p text:style-name="P14"/>
      <text:p text:style-name="P1"/>
      <text:p text:style-name="P2">Aufgabe 3a)</text:p>
      <text:p text:style-name="P3">#include &lt;iostream&gt;</text:p>
      <text:p text:style-name="P3">using namespace std;</text:p>
      <text:p text:style-name="P3"/>
      <text:p text:style-name="P3">int main ( int argc, char* argv[] ) {</text:p>
      <text:p text:style-name="P3"><text:s text:c="2"/>int x = 5;</text:p>
      <text:p text:style-name="P3"><text:s text:c="2"/>int&amp; y = x;</text:p>
      <text:p text:style-name="P3"/>
      <text:p text:style-name="P3"><text:s text:c="2"/>y = 9;</text:p>
      <text:p text:style-name="P3"><text:s text:c="2"/>int a[100];</text:p>
      <text:p text:style-name="P3"><text:s text:c="2"/>int &amp;b = a[55];</text:p>
      <text:p text:style-name="P3"/>
      <text:p text:style-name="P3"><text:s text:c="2"/>b = y;</text:p>
      <text:p text:style-name="P3"><text:soft-page-break/></text:p>
      <text:p text:style-name="P3"><text:s text:c="2"/>int *p = &amp;y;</text:p>
      <text:p text:style-name="P3"><text:s text:c="2"/>int&amp; z = *p;</text:p>
      <text:p text:style-name="P3"/>
      <text:p text:style-name="P3"><text:s text:c="2"/>z = 33;</text:p>
      <text:p text:style-name="P3"><text:s text:c="2"/>// For validation</text:p>
      <text:p text:style-name="P3"><text:s text:c="2"/>cout &lt;&lt; "X: " &lt;&lt; x &lt;&lt; endl;</text:p>
      <text:p text:style-name="P3"><text:s text:c="2"/>cout &lt;&lt; "Y: " &lt;&lt; y &lt;&lt; endl;</text:p>
      <text:p text:style-name="P3"><text:s text:c="2"/>cout &lt;&lt; "Z: " &lt;&lt; z &lt;&lt; endl;</text:p>
      <text:p text:style-name="P3"><text:s text:c="2"/>cout &lt;&lt; "B: " &lt;&lt; b &lt;&lt; endl;</text:p>
      <text:p text:style-name="P3">}</text:p>
      <text:p text:style-name="P3"/>
      <text:p text:style-name="P10"/>
      <text:p text:style-name="P12"/>
      <text:p text:style-name="P2"/>
      <text:p text:style-name="P2">Ausgabe A3a:</text:p>
      <text:p text:style-name="P3">X: 33</text:p>
      <text:p text:style-name="P3">Y: 33</text:p>
      <text:p text:style-name="P3">Z: 33</text:p>
      <text:p text:style-name="P3">B: 9</text:p>
      <text:p text:style-name="P3"/>
      <text:p text:style-name="P4">Aufgabe 3b)</text:p>
      <text:p text:style-name="P4">#include &lt;iostream&gt; // In- and Output</text:p>
      <text:p text:style-name="P4">#include &lt;string&gt; <text:s text:c="2"/>// String for our structure</text:p>
      <text:p text:style-name="P4">using namespace std;</text:p>
      <text:p text:style-name="P4"/>
      <text:p text:style-name="P4">// Prototype declaration</text:p>
      <text:p text:style-name="P4">void showSizes();</text:p>
      <text:p text:style-name="P4"/>
      <text:p text:style-name="P4">// Students struct</text:p>
      <text:p text:style-name="P4">struct student {</text:p>
      <text:p text:style-name="P4"><text:s text:c="2"/>int id;</text:p>
      <text:p text:style-name="P4"><text:s text:c="2"/>string name, studiengang;</text:p>
      <text:p text:style-name="P4"><text:s text:c="2"/>float note;</text:p>
      <text:p text:style-name="P4"><text:s text:c="2"/>bool bestanden;</text:p>
      <text:p text:style-name="P4"/>
      <text:p text:style-name="P4"><text:s text:c="2"/>// Constructor</text:p>
      <text:p text:style-name="P4"><text:s text:c="2"/>student (int i, string na, string sg, float no, bool b) : id(i), name(na), studiengang(sg), note(no), bestanden(b) {}</text:p>
      <text:p text:style-name="P4"/>
      <text:p text:style-name="P4"><text:s text:c="2"/>// Print the students information</text:p>
      <text:p text:style-name="P4"><text:s text:c="2"/>void showStudent() {</text:p>
      <text:p text:style-name="P4"><text:s text:c="4"/>cout &lt;&lt; "ID:\t\t" <text:s text:c="7"/>&lt;&lt; id <text:s text:c="9"/>&lt;&lt; endl;</text:p>
      <text:p text:style-name="P4"><text:s text:c="4"/>cout &lt;&lt; "Name:\t\t" <text:s text:c="5"/>&lt;&lt; name <text:s text:c="7"/>&lt;&lt; endl;</text:p>
      <text:p text:style-name="P4"><text:s text:c="4"/>cout &lt;&lt; "Studiengang:\t" &lt;&lt; studiengang &lt;&lt; endl;</text:p>
      <text:p text:style-name="P4"><text:s text:c="4"/>cout &lt;&lt; "Note:\t\t" <text:s text:c="5"/>&lt;&lt; note <text:s text:c="7"/>&lt;&lt; endl;</text:p>
      <text:p text:style-name="P4"><text:s text:c="4"/>cout &lt;&lt; "Bestanden:\t" <text:s text:c="2"/>&lt;&lt; bestanden <text:s text:c="2"/>&lt;&lt; endl <text:s text:c="2"/>&lt;&lt; endl;</text:p>
      <text:p text:style-name="P4"><text:s text:c="2"/>}</text:p>
      <text:p text:style-name="P4">};</text:p>
      <text:p text:style-name="P4"/>
      <text:p text:style-name="P4">int main () {</text:p>
      <text:p text:style-name="P4"><text:s text:c="2"/>// initialized students</text:p>
      <text:p text:style-name="P4"><text:soft-page-break/><text:s text:c="2"/>struct student studentarr[3] = {</text:p>
      <text:p text:style-name="P4"><text:s text:c="4"/>student(1, "Friedrich", "BWL", 2.0, true),</text:p>
      <text:p text:style-name="P4"><text:s text:c="4"/>student(2, "Christian", "VWL", 3.4, true),</text:p>
      <text:p text:style-name="P4"><text:s text:c="4"/>student(3, "Carina", "KoDe", 1.0, true)</text:p>
      <text:p text:style-name="P4"><text:s text:c="2"/>};</text:p>
      <text:p text:style-name="P4"/>
      <text:p text:style-name="P4"><text:s text:c="2"/>// References</text:p>
      <text:p text:style-name="P4"><text:s text:c="2"/>float&amp; ref1 = studentarr[0].note;</text:p>
      <text:p text:style-name="P4"><text:s text:c="2"/>struct student&amp; ref2 = studentarr[1];</text:p>
      <text:p text:style-name="P4"><text:s text:c="2"/>bool&amp; ref3 = ref2.bestanden;</text:p>
      <text:p text:style-name="P4"/>
      <text:p text:style-name="P4"><text:s text:c="2"/>cout &lt;&lt; "Ref1: Expected Output [" &lt;&lt; studentarr[0].note &lt;&lt; "] and is [" &lt;&lt; ref1 &lt;&lt; "]." &lt;&lt; endl;</text:p>
      <text:p text:style-name="P4"><text:s text:c="2"/>cout &lt;&lt; "Ref2: Expected Output [" &lt;&lt; studentarr[1].bestanden &lt;&lt; "] and is [" &lt;&lt; ref3 &lt;&lt; "]." &lt;&lt; endl;</text:p>
      <text:p text:style-name="P4">}</text:p>
      <text:p text:style-name="P15"/>
      <text:p text:style-name="P4"/>
      <text:p text:style-name="P4">Ausgabe A3b:</text:p>
      <text:p text:style-name="P4"/>
      <text:p text:style-name="P4">Ref1: Expected Output [2] and is [2].</text:p>
      <text:p text:style-name="P4">Ref2: Expected Output [1] and is [1].</text:p>
      <text:p text:style-name="P4"/>
      <text:p text:style-name="P5">Aufgabe 4)</text:p>
      <text:p text:style-name="P6">#include &lt;iostream&gt;</text:p>
      <text:p text:style-name="P6">#include &lt;time.h&gt;</text:p>
      <text:p text:style-name="P6">#include &lt;stdlib.h&gt;</text:p>
      <text:p text:style-name="P6">using namespace std;</text:p>
      <text:p text:style-name="P6"/>
      <text:p text:style-name="P6">int addiere(int, int *, int&amp;);</text:p>
      <text:p text:style-name="P6"/>
      <text:p text:style-name="P6">int main () {</text:p>
      <text:p text:style-name="P6"><text:s text:c="2"/>// Initialize srand-seed</text:p>
      <text:p text:style-name="P6"><text:s text:c="2"/>srand(time(NULL));</text:p>
      <text:p text:style-name="P6"/>
      <text:p text:style-name="P6"><text:s text:c="2"/>// Initialize variables with random-integers. Range 1..100</text:p>
      <text:p text:style-name="P6"><text:s text:c="2"/>int var1 = rand() % 100 + 1, var2 = rand() % 100 + 1, var3 = rand() % 100 + 1;</text:p>
      <text:p text:style-name="P6"><text:s text:c="2"/>int&amp; ref = var3;</text:p>
      <text:p text:style-name="P6"/>
      <text:p text:style-name="P6"><text:s text:c="2"/>// Print the numbers</text:p>
      <text:p text:style-name="P6"><text:s text:c="2"/>cout &lt;&lt; "Variablen nach Initialisierung:" &lt;&lt; endl;</text:p>
      <text:p text:style-name="P6"><text:s text:c="2"/>cout &lt;&lt; "Variable 1:\t" &lt;&lt; var1 &lt;&lt; endl;</text:p>
      <text:p text:style-name="P6"><text:s text:c="2"/>cout &lt;&lt; "Variable 2:\t" &lt;&lt; var2 &lt;&lt; endl;</text:p>
      <text:p text:style-name="P6"><text:s text:c="2"/>cout &lt;&lt; "Variable 3:\t" &lt;&lt; var3 &lt;&lt; endl &lt;&lt; endl;</text:p>
      <text:p text:style-name="P6"/>
      <text:p text:style-name="P6"><text:s text:c="2"/>// Addiere ( value var1, address var2, reference of var3)</text:p>
      <text:p text:style-name="P6"><text:s text:c="2"/>cout &lt;&lt; "Summe von 'Addiere (return)': " &lt;&lt; addiere(var1, &amp;var2, ref) &lt;&lt; endl &lt;&lt; endl;</text:p>
      <text:p text:style-name="P6"/>
      <text:p text:style-name="P6"><text:s text:c="2"/>// Print information after addiere</text:p>
      <text:p text:style-name="P6"><text:s text:c="2"/>cout &lt;&lt; "Variablen nach 'Addiere':" &lt;&lt; endl;</text:p>
      <text:p text:style-name="P6"><text:s text:c="2"/>cout &lt;&lt; "Variable 1:\t" &lt;&lt; var1 &lt;&lt; endl;</text:p>
      <text:p text:style-name="P6"><text:s text:c="2"/>cout &lt;&lt; "Variable 2:\t" &lt;&lt; var2 &lt;&lt; endl;</text:p>
      <text:p text:style-name="P6"><text:s text:c="2"/>cout &lt;&lt; "Variable 3:\t" &lt;&lt; var3 &lt;&lt; endl &lt;&lt; endl;</text:p>
      <text:p text:style-name="P6"><text:soft-page-break/></text:p>
      <text:p text:style-name="P6"><text:s text:c="2"/>return 0;</text:p>
      <text:p text:style-name="P6">}</text:p>
      <text:p text:style-name="P6"/>
      <text:p text:style-name="P6">int addiere(int par1, int *par2, int&amp; par3) {</text:p>
      <text:p text:style-name="P6"><text:s text:c="2"/>int sum = 0;</text:p>
      <text:p text:style-name="P6"><text:s text:c="2"/>sum = par1 + *par2 + par3;</text:p>
      <text:p text:style-name="P6"/>
      <text:p text:style-name="P6"><text:s text:c="2"/>// Supersize me!</text:p>
      <text:p text:style-name="P6"><text:s text:c="2"/>par1 *= 2;</text:p>
      <text:p text:style-name="P6"><text:s text:c="2"/>*par2 *= 2;</text:p>
      <text:p text:style-name="P6"><text:s text:c="2"/>par3 *= 2;</text:p>
      <text:p text:style-name="P6"/>
      <text:p text:style-name="P6"><text:s text:c="2"/>// Print doubled variables</text:p>
      <text:p text:style-name="P6"><text:s text:c="2"/>cout &lt;&lt; "Variablen in 'Addiere':" &lt;&lt; endl;</text:p>
      <text:p text:style-name="P6"><text:s text:c="2"/>cout &lt;&lt; par1 &lt;&lt; endl;</text:p>
      <text:p text:style-name="P6"><text:s text:c="2"/>cout &lt;&lt; *par2 &lt;&lt; endl;</text:p>
      <text:p text:style-name="P6"><text:s text:c="2"/>cout &lt;&lt; par3 &lt;&lt; endl &lt;&lt; endl;</text:p>
      <text:p text:style-name="P6"/>
      <text:p text:style-name="P6"><text:s text:c="2"/>return sum;</text:p>
      <text:p text:style-name="P6">}</text:p>
      <text:p text:style-name="P16"/>
      <text:p text:style-name="P5"/>
      <text:p text:style-name="P5"><text:span text:style-name="T1">A</text:span>usgabe A4:</text:p>
      <text:p text:style-name="P7">Variablen nach Initialisierung:</text:p>
      <text:p text:style-name="P7">Variable 1:<text:tab/>53</text:p>
      <text:p text:style-name="P7">Variable 2:<text:tab/>71</text:p>
      <text:p text:style-name="P7">Variable 3:<text:tab/>16</text:p>
      <text:p text:style-name="P7"/>
      <text:p text:style-name="P7">Variablen in 'Addiere':</text:p>
      <text:p text:style-name="P7">106</text:p>
      <text:p text:style-name="P7">142</text:p>
      <text:p text:style-name="P7">32</text:p>
      <text:p text:style-name="P7"/>
      <text:p text:style-name="P7">Summe von 'Addiere (return)': 140</text:p>
      <text:p text:style-name="P7"/>
      <text:p text:style-name="P7">Variablen nach 'Addiere':</text:p>
      <text:p text:style-name="P7">Variable 1:<text:tab/>53</text:p>
      <text:p text:style-name="P7">Variable 2:<text:tab/>142</text:p>
      <text:p text:style-name="P7">Variable 3:<text:tab/>32</text:p>
      <text:p text:style-name="P9"/>
      <text:p text:style-name="P8">Diskussion A4:</text:p>
      <text:p text:style-name="P8">Man erkennt, dass durch das Übergeben der Adresse und Referenz an die</text:p>
      <text:p text:style-name="P8">Addiere-Funktion die lokalen Variablen aus der Main-Funktion überschrieben</text:p>
      <text:p text:style-name="P8">werden.</text:p>
      <text:p text:style-name="P8"/>
      <text:p text:style-name="P8">Lediglich die lokale Variable 'var1' wird nicht überschrieben, da keine</text:p>
      <text:p text:style-name="P8">Referenz, sondern nur der Wert an die Addiere-Funktion übergeben wird.</text:p>
      <text:p text:style-name="P8"/>
      <text:p text:style-name="P8">Wichtig war in der gesamten Aufgabe, die notwendigen Variablen zu</text:p>
      <text:p text:style-name="P8">dereferenzieren, um nicht nur eine Adresse, sondern auch einen Wert zu</text:p>
      <text:p text:style-name="P8">bekommen beziehungsweise die richtigen Variablen zu überschreiben/übergeb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1T11:03:15.054382865</meta:creation-date>
    <meta:generator>LibreOffice/4.2.7.2$Linux_X86_64 LibreOffice_project/420m0$Build-2</meta:generator>
    <dc:date>2015-04-21T20:35:08.448805312</dc:date>
    <meta:editing-duration>PT7M11S</meta:editing-duration>
    <meta:editing-cycles>32</meta:editing-cycles>
    <meta:document-statistic meta:table-count="0" meta:image-count="0" meta:object-count="0" meta:page-count="8" meta:paragraph-count="327" meta:word-count="1327" meta:character-count="8264" meta:non-whitespace-character-count="6635"/>
  </office:meta>
</office:document-meta>
</file>